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6ea9a" officeooo:paragraph-rsid="0006ea9a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6f70c" officeooo:paragraph-rsid="0006f70c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6f70c" officeooo:paragraph-rsid="000a76b7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6ea9a" officeooo:paragraph-rsid="0006ea9a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6f70c" officeooo:paragraph-rsid="0006f70c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7a13c" officeooo:paragraph-rsid="0007a13c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a76b7" officeooo:paragraph-rsid="000a76b7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a76b7" officeooo:paragraph-rsid="000e5a4e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b8176" officeooo:paragraph-rsid="000b8176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cd5fd" officeooo:paragraph-rsid="000e5a4e" style:font-size-asian="12.25pt" style:font-weight-asian="normal" style:font-size-complex="14pt" style:font-weight-complex="normal"/>
    </style:style>
    <style:style style:name="P11" style:family="paragraph" style:parent-style-name="Heading_20_4">
      <style:paragraph-properties fo:text-align="start" style:justify-single-word="false"/>
      <style:text-properties fo:font-variant="normal" fo:text-transform="none" fo:color="#666666" style:font-name="Verdana" fo:font-size="9.75pt" fo:letter-spacing="normal" fo:font-style="normal" fo:font-weight="bold" officeooo:rsid="000b8176" officeooo:paragraph-rsid="000b8176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101418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0a76b7" officeooo:paragraph-rsid="00101418" style:font-name-asian="Noto Sans CJK SC" style:font-size-asian="12.25pt" style:font-weight-asian="normal" style:font-name-complex="Lohit Devanagari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0a76b7" officeooo:paragraph-rsid="000a76b7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0a76b7" officeooo:paragraph-rsid="00101418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01418" officeooo:paragraph-rsid="00101418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07a13c" officeooo:paragraph-rsid="0007a13c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06f70c" officeooo:paragraph-rsid="0006f70c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15940" officeooo:paragraph-rsid="00115940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126604" officeooo:paragraph-rsid="00126604" style:font-size-asian="12.25pt" style:font-weight-asian="normal" style:font-size-complex="14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fo:color="#666666" style:font-name="Verdana" fo:font-size="9.75pt" fo:letter-spacing="normal" fo:font-style="normal" fo:font-weight="bold" officeooo:rsid="000c6b7c" officeooo:paragraph-rsid="000c6b7c" style:font-name-asian="Noto Sans CJK SC" style:font-size-asian="12.25pt" style:font-weight-asian="normal" style:font-name-complex="Lohit Devanagari" style:font-size-complex="14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variant="normal" fo:text-transform="none" fo:color="#666666" style:font-name="Verdana" fo:font-size="9.75pt" fo:letter-spacing="normal" fo:font-style="normal" fo:font-weight="bold" officeooo:rsid="000c6b7c" officeooo:paragraph-rsid="000c6b7c" style:font-size-asian="12.25pt" style:font-weight-asian="normal" style:font-size-complex="14pt" style:font-weight-complex="normal"/>
    </style:style>
    <style:style style:name="T1" style:family="text">
      <style:text-properties officeooo:rsid="0006f70c"/>
    </style:style>
    <style:style style:name="T2" style:family="text">
      <style:text-properties style:font-name-asian="Noto Sans CJK SC" style:font-name-complex="Lohit Devanagari"/>
    </style:style>
    <style:style style:name="T3" style:family="text">
      <style:text-properties officeooo:rsid="00101418"/>
    </style:style>
    <style:style style:name="T4" style:family="text">
      <style:text-properties fo:font-size="14pt" fo:font-weight="normal" officeooo:rsid="00101418" style:font-size-asian="12.25pt" style:font-weight-asian="normal" style:font-size-complex="14pt" style:font-weight-complex="normal"/>
    </style:style>
    <style:style style:name="T5" style:family="text">
      <style:text-properties officeooo:rsid="00115940"/>
    </style:style>
    <style:style style:name="T6" style:family="text">
      <style:text-properties officeooo:rsid="0007a1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 and Li’s</text:p>
      <text:p text:style-name="P4"/>
      <text:p text:style-name="P4">Feb. 16</text:p>
      <text:p text:style-name="P4"/>
      <text:p text:style-name="P4">Li: Starting today. Got react installed.</text:p>
      <text:p text:style-name="P4"/>
      <text:p text:style-name="P4">Feb. 17</text:p>
      <text:p text:style-name="P4"/>
      <text:p text:style-name="P4">Li: Hard working day. Got bootstrap, reactstrap, react-icons, react-popper, react-scripts and everything installed. </text:p>
      <text:p text:style-name="P4">Chose a lovely font and ico for the website.</text:p>
      <text:p text:style-name="P4">Wrote Navbar and collapse toggler. <text:span text:style-name="T1">Decided to put the basic layout in Navbar.js.</text:span></text:p>
      <text:p text:style-name="P4">Added carousel. Need to fix that but later maybe.</text:p>
      <text:p text:style-name="P4"/>
      <text:p text:style-name="P5">Feb. 18</text:p>
      <text:p text:style-name="P5"/>
      <text:p text:style-name="P5">Li: Mo and I will meet this Fri. Since I have no papers at home, (tragic) I’ll have to write everything here.</text:p>
      <text:p text:style-name="P5"/>
      <text:p text:style-name="P2">Layout</text:p>
      <text:p text:style-name="P5">Header: Watch list; Notification; <text:span text:style-name="T5">Explore; </text:span>Login; Search</text:p>
      <text:p text:style-name="P5">Body: Top picks for u; In the theater; Coming soon; Top 100 films; Recently Viewed</text:p>
      <text:p text:style-name="P7">Footer: Home; About us</text:p>
      <text:p text:style-name="P7"/>
      <text:p text:style-name="P3">Undone</text:p>
      <text:p text:style-name="P7"><text:span text:style-name="T3">1</text:span>. Login</text:p>
      <text:p text:style-name="P8"><text:span text:style-name="T3">2</text:span>. Watchlist</text:p>
      <text:p text:style-name="P10"><text:span text:style-name="T3">3</text:span>. Explore</text:p>
      <text:p text:style-name="P7"><text:span text:style-name="T3">4</text:span>. Search</text:p>
      <text:p text:style-name="P7"><text:span text:style-name="T3">5</text:span>. Notification</text:p>
      <text:p text:style-name="P9"><text:span text:style-name="T3">6</text:span>. Movie intro page:</text:p>
      <text:h text:style-name="P11" text:outline-level="4">Motion Picture Rating; <text:span text:style-name="T2">runtime; genre; language; release date; color; aspect ratio;</text:span></text:h>
      <text:p text:style-name="P21">Director; writer; star; cinematographer</text:p>
      <text:p text:style-name="P21">premiere; box office; budget; soundtrack; award; further recommendation</text:p>
      <text:p text:style-name="P22"><text:span text:style-name="T2">showtime (stream)</text:span></text:p>
      <text:p text:style-name="P15">7. Upcoming releases calendar</text:p>
      <text:p text:style-name="P13">8. About us</text:p>
      <text:p text:style-name="P7"/>
      <text:p text:style-name="P2">Questions:</text:p>
      <text:p text:style-name="P5"><text:soft-page-break/><text:span text:style-name="T6">Feb. 19</text:span></text:p>
      <text:p text:style-name="P6"/>
      <text:p text:style-name="P6">Li: Installed react-router-dom and firebase. Haven’t done anything yet.</text:p>
      <text:p text:style-name="P6">Fixed a footer.</text:p>
      <text:p text:style-name="P6">Got three carousels done, which is pretty much 1/3 job of layout of home page without login. Still need to fix clickhandle. (The carousel’s .5s auto-sliding is sooooooooooo annoying. I nearly freaked out before I finally fixed that.)</text:p>
      <text:p text:style-name="P6">Yeah that’s pretty much it. I’m so tired.</text:p>
      <text:p text:style-name="P6"/>
      <text:p text:style-name="P16">Feb. 20</text:p>
      <text:p text:style-name="P16"/>
      <text:p text:style-name="P16">Li: Installed eslint.</text:p>
      <text:p text:style-name="P12"><text:span text:style-name="T4">All movie apis at least need names or ids so I wrote a scraper to get all the names then api: </text:span><text:a xlink:type="simple" xlink:href="https://rapidapi.com/hmerritt/api/imdb-internet-movie-database-unofficial?endpoint=apiendpoint_87760ea6-7bd8-4a18-9339-8a7f7dc681cc" text:style-name="Internet_20_link" text:visited-style-name="Visited_20_Internet_20_Link">https://rapidapi.com/hmerritt/api/imdb-internet-movie-database-unofficial?endpoint=apiendpoint_87760ea6-7bd8-4a18-9339-8a7f7dc681cc</text:a></text:p>
      <text:p text:style-name="P16">(yeah I wrote a crawler in python first but don’t know how to use that in react so I used Cheerio to implement it in js.)</text:p>
      <text:p text:style-name="P19">Didn’t find the best carousel to work with api and everything. It is just fine when working with static data but now a little funny when loading. Gotta see if I can fix that.</text:p>
      <text:p text:style-name="P20">And except the carousel everything is responsive as of now. So, yeah.</text:p>
      <text:p text:style-name="P19"/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6:59:19.302086465</meta:creation-date>
    <dc:date>2020-02-20T16:30:00.704727078</dc:date>
    <meta:editing-duration>PT11M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9" meta:word-count="315" meta:character-count="1960" meta:non-whitespace-character-count="1683"/>
  </office:meta>
</office:document-meta>
</file>